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.42cm" svg:height="10.279cm" svg:x="17.182cm" svg:y="0.797cm">
            <draw:object draw:notify-on-update-of-ranges="Sheet1.B20:Sheet1.F20 Sheet1.B19:Sheet1.F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6.333cm" svg:y="11.793cm">
            <draw:object draw:notify-on-update-of-ranges="Sheet1.B19:Sheet1.F19 Sheet1.B24:Sheet1.F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0000999999" calcext:value-type="float">
            <text:p>1.00E-06</text:p>
          </table:table-cell>
          <table:table-cell table:style-name="ce1" office:value-type="float" office:value="0.000001017" calcext:value-type="float">
            <text:p>1.02E-06</text:p>
          </table:table-cell>
          <table:table-cell table:style-name="ce1" office:value-type="float" office:value="0.00000131" calcext:value-type="float">
            <text:p>1.31E-06</text:p>
          </table:table-cell>
          <table:table-cell table:style-name="ce1" office:value-type="float" office:value="0.000000586" calcext:value-type="float">
            <text:p>5.86E-07</text:p>
          </table:table-cell>
          <table:table-cell table:style-name="ce1" office:value-type="float" office:value="0.000001184" calcext:value-type="float">
            <text:p>1.18E-06</text:p>
          </table:table-cell>
          <table:table-cell table:style-name="ce1" office:value-type="float" office:value="0.000000634" calcext:value-type="float">
            <text:p>6.34E-0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0.00000508" calcext:value-type="float">
            <text:p>5.08E-06</text:p>
          </table:table-cell>
          <table:table-cell table:style-name="ce1" office:value-type="float" office:value="0.000005049" calcext:value-type="float">
            <text:p>5.05E-06</text:p>
          </table:table-cell>
          <table:table-cell table:style-name="ce1" office:value-type="float" office:value="0.000002489" calcext:value-type="float">
            <text:p>2.49E-06</text:p>
          </table:table-cell>
          <table:table-cell table:style-name="ce1" office:value-type="float" office:value="0.000004967" calcext:value-type="float">
            <text:p>4.97E-06</text:p>
          </table:table-cell>
          <table:table-cell table:style-name="ce1" office:value-type="float" office:value="0.000005117" calcext:value-type="float">
            <text:p>5.12E-06</text:p>
          </table:table-cell>
          <table:table-cell table:style-name="ce1" office:value-type="float" office:value="0.000002661" calcext:value-type="float">
            <text:p>2.66E-0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" office:value-type="float" office:value="0.000021363" calcext:value-type="float">
            <text:p>2.14E-05</text:p>
          </table:table-cell>
          <table:table-cell table:style-name="ce1" office:value-type="float" office:value="0.000020185" calcext:value-type="float">
            <text:p>2.02E-05</text:p>
          </table:table-cell>
          <table:table-cell table:style-name="ce1" office:value-type="float" office:value="0.000043612" calcext:value-type="float">
            <text:p>4.36E-05</text:p>
          </table:table-cell>
          <table:table-cell table:style-name="ce1" office:value-type="float" office:value="0.00004325" calcext:value-type="float">
            <text:p>4.33E-05</text:p>
          </table:table-cell>
          <table:table-cell table:style-name="ce1" office:value-type="float" office:value="0.00002084" calcext:value-type="float">
            <text:p>2.08E-05</text:p>
          </table:table-cell>
          <table:table-cell table:style-name="ce1" office:value-type="float" office:value="0.000019272" calcext:value-type="float">
            <text:p>1.93E-0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0233718" calcext:value-type="float">
            <text:p>0.000233718</text:p>
          </table:table-cell>
          <table:table-cell office:value-type="float" office:value="0.000305273" calcext:value-type="float">
            <text:p>0.000305273</text:p>
          </table:table-cell>
          <table:table-cell office:value-type="float" office:value="0.000195992" calcext:value-type="float">
            <text:p>0.000195992</text:p>
          </table:table-cell>
          <table:table-cell office:value-type="float" office:value="0.000259576" calcext:value-type="float">
            <text:p>0.000259576</text:p>
          </table:table-cell>
          <table:table-cell office:value-type="float" office:value="0.000253276" calcext:value-type="float">
            <text:p>0.000253276</text:p>
          </table:table-cell>
          <table:table-cell office:value-type="float" office:value="0.000229396" calcext:value-type="float">
            <text:p>0.00022939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0203867" calcext:value-type="float">
            <text:p>0.00203867</text:p>
          </table:table-cell>
          <table:table-cell office:value-type="float" office:value="0.00209748" calcext:value-type="float">
            <text:p>0.00209748</text:p>
          </table:table-cell>
          <table:table-cell office:value-type="float" office:value="0.00213033" calcext:value-type="float">
            <text:p>0.00213033</text:p>
          </table:table-cell>
          <table:table-cell office:value-type="float" office:value="0.00208321" calcext:value-type="float">
            <text:p>0.00208321</text:p>
          </table:table-cell>
          <table:table-cell office:value-type="float" office:value="0.00213002" calcext:value-type="float">
            <text:p>0.00213002</text:p>
          </table:table-cell>
          <table:table-cell office:value-type="float" office:value="0.002028" calcext:value-type="float">
            <text:p>0.002028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0000999999" calcext:value-type="float">
            <text:p>1.00E-06</text:p>
          </table:table-cell>
          <table:table-cell table:style-name="ce1" table:formula="of:=[.C2]/[.C1]" office:value-type="float" office:value="0.0000005085" calcext:value-type="float">
            <text:p>5.09E-07</text:p>
          </table:table-cell>
          <table:table-cell table:style-name="ce1" table:formula="of:=[.D2]/[.D1]" office:value-type="float" office:value="0.000000436666666666667" calcext:value-type="float">
            <text:p>4.37E-07</text:p>
          </table:table-cell>
          <table:table-cell table:style-name="ce1" table:formula="of:=[.E2]/[.E1]" office:value-type="float" office:value="0.0000001465" calcext:value-type="float">
            <text:p>1.47E-07</text:p>
          </table:table-cell>
          <table:table-cell table:style-name="ce1" table:formula="of:=[.F2]/[.F1]" office:value-type="float" office:value="0.0000002368" calcext:value-type="float">
            <text:p>2.37E-07</text:p>
          </table:table-cell>
          <table:table-cell table:style-name="ce1" table:formula="of:=[.G2]/[.G1]" office:value-type="float" office:value="0.000000105666666666667" calcext:value-type="float">
            <text:p>1.06E-0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0.00000508" calcext:value-type="float">
            <text:p>5.08E-06</text:p>
          </table:table-cell>
          <table:table-cell table:style-name="ce1" table:formula="of:=[.C3]/[.C1]" office:value-type="float" office:value="0.0000025245" calcext:value-type="float">
            <text:p>2.52E-06</text:p>
          </table:table-cell>
          <table:table-cell table:style-name="ce1" table:formula="of:=[.D3]/[.D1]" office:value-type="float" office:value="0.000000829666666666667" calcext:value-type="float">
            <text:p>8.30E-07</text:p>
          </table:table-cell>
          <table:table-cell table:style-name="ce1" table:formula="of:=[.E3]/[.E1]" office:value-type="float" office:value="0.00000124175" calcext:value-type="float">
            <text:p>1.24E-06</text:p>
          </table:table-cell>
          <table:table-cell table:style-name="ce1" table:formula="of:=[.F3]/[.F1]" office:value-type="float" office:value="0.0000010234" calcext:value-type="float">
            <text:p>1.02E-06</text:p>
          </table:table-cell>
          <table:table-cell table:style-name="ce1" table:formula="of:=[.G3]/[.G1]" office:value-type="float" office:value="0.0000004435" calcext:value-type="float">
            <text:p>4.44E-0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" office:value-type="float" office:value="0.000021363" calcext:value-type="float">
            <text:p>2.14E-05</text:p>
          </table:table-cell>
          <table:table-cell table:style-name="ce1" table:formula="of:=[.C4]/[.C1]" office:value-type="float" office:value="0.0000100925" calcext:value-type="float">
            <text:p>1.01E-05</text:p>
          </table:table-cell>
          <table:table-cell table:style-name="ce1" table:formula="of:=[.D4]/[.D1]" office:value-type="float" office:value="0.0000145373333333333" calcext:value-type="float">
            <text:p>1.45E-05</text:p>
          </table:table-cell>
          <table:table-cell table:style-name="ce1" table:formula="of:=[.E4]/[.E1]" office:value-type="float" office:value="0.0000108125" calcext:value-type="float">
            <text:p>1.08E-05</text:p>
          </table:table-cell>
          <table:table-cell table:style-name="ce1" table:formula="of:=[.F4]/[.F1]" office:value-type="float" office:value="0.000004168" calcext:value-type="float">
            <text:p>4.17E-06</text:p>
          </table:table-cell>
          <table:table-cell table:style-name="ce1" table:formula="of:=[.G4]/[.G1]" office:value-type="float" office:value="0.000003212" calcext:value-type="float">
            <text:p>3.21E-0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0233718" calcext:value-type="float">
            <text:p>0.000233718</text:p>
          </table:table-cell>
          <table:table-cell table:style-name="ce1" table:formula="of:=[.C5]/[.C1]" office:value-type="float" office:value="0.0001526365" calcext:value-type="float">
            <text:p>1.53E-04</text:p>
          </table:table-cell>
          <table:table-cell table:style-name="ce1" table:formula="of:=[.D5]/[.D1]" office:value-type="float" office:value="0.0000653306666666667" calcext:value-type="float">
            <text:p>6.53E-05</text:p>
          </table:table-cell>
          <table:table-cell table:style-name="ce1" table:formula="of:=[.E5]/[.E1]" office:value-type="float" office:value="0.000064894" calcext:value-type="float">
            <text:p>6.49E-05</text:p>
          </table:table-cell>
          <table:table-cell table:style-name="ce1" table:formula="of:=[.F5]/[.F1]" office:value-type="float" office:value="0.0000506552" calcext:value-type="float">
            <text:p>5.07E-05</text:p>
          </table:table-cell>
          <table:table-cell table:style-name="ce1" table:formula="of:=[.G5]/[.G1]" office:value-type="float" office:value="0.0000382326666666667" calcext:value-type="float">
            <text:p>3.82E-0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0203867" calcext:value-type="float">
            <text:p>0.00203867</text:p>
          </table:table-cell>
          <table:table-cell table:style-name="ce1" table:formula="of:=[.C6]/[.C1]" office:value-type="float" office:value="0.00104874" calcext:value-type="float">
            <text:p>1.05E-03</text:p>
          </table:table-cell>
          <table:table-cell table:style-name="ce1" table:formula="of:=[.D6]/[.D1]" office:value-type="float" office:value="0.00071011" calcext:value-type="float">
            <text:p>7.10E-04</text:p>
          </table:table-cell>
          <table:table-cell table:style-name="ce1" table:formula="of:=[.E6]/[.E1]" office:value-type="float" office:value="0.0005208025" calcext:value-type="float">
            <text:p>5.21E-04</text:p>
          </table:table-cell>
          <table:table-cell table:style-name="ce1" table:formula="of:=[.F6]/[.F1]" office:value-type="float" office:value="0.000426004" calcext:value-type="float">
            <text:p>4.26E-04</text:p>
          </table:table-cell>
          <table:table-cell table:style-name="ce1" table:formula="of:=[.G6]/[.G1]" office:value-type="float" office:value="0.000338" calcext:value-type="float">
            <text:p>3.38E-04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0.000023116" calcext:value-type="float">
            <text:p>2.31E-05</text:p>
          </table:table-cell>
          <table:table-cell table:style-name="ce1" office:value-type="float" office:value="0.000008003" calcext:value-type="float">
            <text:p>8.00E-06</text:p>
          </table:table-cell>
          <table:table-cell table:style-name="ce1" office:value-type="float" office:value="0.000007429" calcext:value-type="float">
            <text:p>7.43E-06</text:p>
          </table:table-cell>
          <table:table-cell table:style-name="ce1" office:value-type="float" office:value="0.000007251" calcext:value-type="float">
            <text:p>7.25E-06</text:p>
          </table:table-cell>
          <table:table-cell table:style-name="ce1" office:value-type="float" office:value="0.000007275" calcext:value-type="float">
            <text:p>7.28E-06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table:formula="of:=[.B20]/4" office:value-type="float" office:value="0.000005779" calcext:value-type="float">
            <text:p>5.78E-06</text:p>
          </table:table-cell>
          <table:table-cell table:style-name="ce1" table:formula="of:=[.C20]/4" office:value-type="float" office:value="0.00000200075" calcext:value-type="float">
            <text:p>2.00E-06</text:p>
          </table:table-cell>
          <table:table-cell table:style-name="ce1" table:formula="of:=[.D20]/4" office:value-type="float" office:value="0.00000185725" calcext:value-type="float">
            <text:p>1.86E-06</text:p>
          </table:table-cell>
          <table:table-cell table:style-name="ce1" table:formula="of:=[.E20]/4" office:value-type="float" office:value="0.00000181275" calcext:value-type="float">
            <text:p>1.81E-06</text:p>
          </table:table-cell>
          <table:table-cell table:style-name="ce1" table:formula="of:=[.F20]/4" office:value-type="float" office:value="0.00000181875" calcext:value-type="float">
            <text:p>1.82E-0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 style:data-style-name="N2" text:time-value="09:27:58.8671573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4T11:26:08.644929696</meta:creation-date>
    <meta:generator>LibreOffice/6.4.7.2$Linux_X86_64 LibreOffice_project/40$Build-2</meta:generator>
    <dc:date>2021-10-26T09:50:37.680644633</dc:date>
    <meta:editing-duration>PT15M29S</meta:editing-duration>
    <meta:editing-cycles>4</meta:editing-cycles>
    <meta:document-statistic meta:table-count="1" meta:cell-count="9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series-source="rows" chart:sort-by-x-values="true" chart:right-angled-axes="true"/>
    </style:style>
    <style:style style:name="ch3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21cm" svg:height="10.28cm" xlink:href=".." xlink:type="simple" chart:class="chart:scatter" chart:row-mapping="1 0" chart:style-name="ch1">
        <chart:plot-area chart:style-name="ch2" table:cell-range-address="Sheet1.B19:Sheet1.F20" svg:x="1.266cm" svg:y="0.065cm" svg:width="16.881cm" svg:height="9.234cm">
          <chartooo:coordinate-region svg:x="1.954cm" svg:y="0.264cm" svg:width="15.503cm" svg:height="8.388cm"/>
          <chart:axis chart:dimension="x" chart:name="primary-x" chart:style-name="ch3">
            <chart:title svg:x="8.59cm" svg:y="9.504cm" chart:style-name="ch4">
              <text:p>Execution time</text:p>
            </chart:title>
          </chart:axis>
          <chart:axis chart:dimension="y" chart:name="primary-y" chart:style-name="ch5">
            <chart:title svg:x="0.338cm" svg:y="6.194cm" chart:style-name="ch6">
              <text:p>Number of elements</text:p>
            </chart:title>
          </chart:axis>
          <chart:series chart:style-name="ch7" chart:values-cell-range-address="Sheet1.B19:Sheet1.F19" chart:class="chart:scatter">
            <chart:domain table:cell-range-address="Sheet1.B20:Sheet1.F20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0.000023116">
                <text:p>0.000023116</text:p>
                <draw:g>
                  <svg:desc>Sheet1.B20:Sheet1.F20</svg:desc>
                </draw:g>
              </table:table-cell>
              <table:table-cell office:value-type="float" office:value="0.000008003">
                <text:p>0.000008003</text:p>
              </table:table-cell>
              <table:table-cell office:value-type="float" office:value="0.000007429">
                <text:p>0.000007429</text:p>
              </table:table-cell>
              <table:table-cell office:value-type="float" office:value="0.000007251">
                <text:p>0.000007251</text:p>
              </table:table-cell>
              <table:table-cell office:value-type="float" office:value="0.000007275">
                <text:p>0.000007275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19:Sheet1.F1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series-source="rows" chart:sort-by-x-values="true" chart:right-angled-axes="true"/>
    </style:style>
    <style:style style:name="ch3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row-mapping="1 0" chart:style-name="ch1">
        <chart:plot-area chart:style-name="ch2" table:cell-range-address="Sheet1.B24:Sheet1.F24 Sheet1.B19:Sheet1.F19" svg:x="1.329cm" svg:y="0.073cm" svg:width="14.346cm" svg:height="7.662cm">
          <chartooo:coordinate-region svg:x="2.017cm" svg:y="0.272cm" svg:width="12.968cm" svg:height="6.816cm"/>
          <chart:axis chart:dimension="x" chart:name="primary-x" chart:style-name="ch3">
            <chart:title svg:x="7.783cm" svg:y="7.915cm" chart:style-name="ch4">
              <text:p>Speedup</text:p>
            </chart:title>
          </chart:axis>
          <chart:axis chart:dimension="y" chart:name="primary-y" chart:style-name="ch5">
            <chart:title svg:x="0.45cm" svg:y="5.416cm" chart:style-name="ch6">
              <text:p>Number of elements</text:p>
            </chart:title>
          </chart:axis>
          <chart:series chart:style-name="ch7" chart:values-cell-range-address="Sheet1.B19:Sheet1.F19" chart:class="chart:scatter">
            <chart:domain table:cell-range-address="Sheet1.B24:Sheet1.F24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.000005779">
                <text:p>0.000005779</text:p>
                <draw:g>
                  <svg:desc>Sheet1.B24:Sheet1.F24</svg:desc>
                </draw:g>
              </table:table-cell>
              <table:table-cell office:value-type="float" office:value="0.00000200075">
                <text:p>0.00000200075</text:p>
              </table:table-cell>
              <table:table-cell office:value-type="float" office:value="0.00000185725">
                <text:p>0.00000185725</text:p>
              </table:table-cell>
              <table:table-cell office:value-type="float" office:value="0.00000181275">
                <text:p>0.00000181275</text:p>
              </table:table-cell>
              <table:table-cell office:value-type="float" office:value="0.00000181875">
                <text:p>0.00000181875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19:Sheet1.F1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